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pach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Trat</text:p>
          </table:table-cell>
          <table:table-cell table:style-name="ce1" office:value-type="string" calcext:value-type="string">
            <text:p>Z2Wa</text:p>
          </table:table-cell>
          <table:table-cell table:style-name="ce1" office:value-type="string" calcext:value-type="string">
            <text:p>Z3Wa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8.933333" calcext:value-type="float">
            <text:p>8.933333</text:p>
          </table:table-cell>
          <table:table-cell office:value-type="float" office:value="19.261905" calcext:value-type="float">
            <text:p>19.261905</text:p>
          </table:table-cell>
          <table:table-cell table:style-name="ce2" table:number-columns-repeated="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float" office:value="7.3" calcext:value-type="float">
            <text:p>7.3</text:p>
          </table:table-cell>
          <table:table-cell office:value-type="float" office:value="12.634615" calcext:value-type="float">
            <text:p>12.634615</text:p>
          </table:table-cell>
          <table:table-cell table:style-name="ce2" table:number-columns-repeated="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float" office:value="3.5" calcext:value-type="float">
            <text:p>3.5</text:p>
          </table:table-cell>
          <table:table-cell office:value-type="float" office:value="7.846154" calcext:value-type="float">
            <text:p>7.846154</text:p>
          </table:table-cell>
          <table:table-cell table:style-name="ce2" table:number-columns-repeated="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office:value-type="float" office:value="2.386364" calcext:value-type="float">
            <text:p>2.386364</text:p>
          </table:table-cell>
          <table:table-cell office:value-type="float" office:value="5.339744" calcext:value-type="float">
            <text:p>5.339744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Cellul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Trat</text:p>
          </table:table-cell>
          <table:table-cell table:style-name="ce1" office:value-type="string" calcext:value-type="string">
            <text:p>Z2Wc</text:p>
          </table:table-cell>
          <table:table-cell table:style-name="ce1" office:value-type="string" calcext:value-type="string">
            <text:p>Z3Wc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float" office:value="0.377778" calcext:value-type="float">
            <text:p>0.377778</text:p>
          </table:table-cell>
          <table:table-cell office:value-type="float" office:value="1.494186" calcext:value-type="float">
            <text:p>1.494186</text:p>
          </table:table-cell>
          <table:table-cell table:style-name="ce2" table:number-columns-repeated="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float" office:value="0.977778" calcext:value-type="float">
            <text:p>0.977778</text:p>
          </table:table-cell>
          <table:table-cell office:value-type="float" office:value="4.261364" calcext:value-type="float">
            <text:p>4.261364</text:p>
          </table:table-cell>
          <table:table-cell table:style-name="ce2" table:number-columns-repeated="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office:value-type="float" office:value="3.05" calcext:value-type="float">
            <text:p>3.05</text:p>
          </table:table-cell>
          <table:table-cell office:value-type="float" office:value="9.767857" calcext:value-type="float">
            <text:p>9.767857</text:p>
          </table:table-cell>
          <table:table-cell table:style-name="ce2" table:number-columns-repeated="3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float" office:value="3.822222" calcext:value-type="float">
            <text:p>3.822222</text:p>
          </table:table-cell>
          <table:table-cell office:value-type="float" office:value="15.545455" calcext:value-type="float">
            <text:p>15.545455</text:p>
          </table:table-cell>
          <table:table-cell table:style-name="ce2"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ix Trat</text:p>
          </table:table-cell>
          <table:table-cell table:style-name="Default" office:value-type="string" calcext:value-type="string">
            <text:p>Z2W</text:p>
          </table:table-cell>
          <table:table-cell table:style-name="Default" office:value-type="string" calcext:value-type="string">
            <text:p>Z3W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33333" calcext:value-type="float">
            <text:p>8.933333</text:p>
          </table:table-cell>
          <table:table-cell office:value-type="float" office:value="19.261905" calcext:value-type="float">
            <text:p>19.26190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table:formula="of:=AVERAGE([.B4];[.B9])" office:value-type="float" office:value="3.838889" calcext:value-type="float">
            <text:p>3.838889</text:p>
          </table:table-cell>
          <table:table-cell table:style-name="Default" table:formula="of:=AVERAGE([.C4];[.C9])" office:value-type="float" office:value="7.0644005" calcext:value-type="float">
            <text:p>7.064400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formula="of:=AVERAGE([.B5];[.B10])" office:value-type="float" office:value="2.238889" calcext:value-type="float">
            <text:p>2.238889</text:p>
          </table:table-cell>
          <table:table-cell table:style-name="Default" table:formula="of:=AVERAGE([.C5];[.C10])" office:value-type="float" office:value="6.053759" calcext:value-type="float">
            <text:p>6.053759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AVERAGE([.B6];[.B11])" office:value-type="float" office:value="2.718182" calcext:value-type="float">
            <text:p>2.718182</text:p>
          </table:table-cell>
          <table:table-cell table:style-name="Default" table:formula="of:=AVERAGE([.C6];[.C11])" office:value-type="float" office:value="7.5538005" calcext:value-type="float">
            <text:p>7.553800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822222" calcext:value-type="float">
            <text:p>3.822222</text:p>
          </table:table-cell>
          <table:table-cell office:value-type="float" office:value="15.545455" calcext:value-type="float">
            <text:p>15.54545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6:59:41.152387390</meta:creation-date>
    <dc:date>2024-07-29T17:19:21.984398924</dc:date>
    <meta:editing-duration>PT19M41S</meta:editing-duration>
    <meta:editing-cycles>1</meta:editing-cycles>
    <meta:document-statistic meta:table-count="1" meta:cell-count="50" meta:object-count="0"/>
    <meta:generator>LibreOffice/7.6.7.2$Linux_X86_64 LibreOffice_project/60$Build-2</meta:generator>
  </office:meta>
</office:document-meta>
</file>